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96cm"/>
    </style:style>
    <style:style style:name="co2" style:family="table-column">
      <style:table-column-properties fo:break-before="auto" style:column-width="33.211cm"/>
    </style:style>
    <style:style style:name="co3" style:family="table-column">
      <style:table-column-properties fo:break-before="auto" style:column-width="7.424cm"/>
    </style:style>
    <style:style style:name="co4" style:family="table-column">
      <style:table-column-properties fo:break-before="auto" style:column-width="2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10pt" fo:font-style="normal" fo:text-shadow="none" style:text-underline-style="none" fo:font-weight="bold" style:font-size-asian="10pt" style:font-style-asian="normal" style:font-weight-asian="bold" style:font-name-complex="Calibri (Body)" style:font-size-complex="10pt" style:font-style-complex="normal" style:font-weight-complex="bold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0pt" style:font-size-asian="10pt" style:font-size-complex="10pt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Excel_20_Built-in_20_Hyperlink" style:data-style-name="N0">
      <style:table-cell-properties fo:background-color="#50938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 style:rotation-align="none"/>
      <style:text-properties fo:color="#729fc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 style:rotation-align="none" style:vertical-align="automatic"/>
      <style:text-properties fo:color="#729fc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729fc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61" table:default-cell-style-name="ce10"/>
        <table:table-row table:style-name="ro1">
          <table:table-cell/>
          <table:table-cell table:style-name="ce1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1">
          <table:table-cell/>
          <table:table-cell table:style-name="ce1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>
            <text:p>Topic:</text:p>
          </table:table-cell>
          <table:table-cell table:style-name="ce11" office:value-type="string" calcext:value-type="string">
            <text:p>Problem: </text:p>
          </table:table-cell>
          <table:table-cell table:style-name="ce20" office:value-type="string" calcext:value-type="string">
            <text:p>Done [yes or no] 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8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merge-intervals/" xlink:type="simple">Merge Interval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table:style-name="ce17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/>
          <table:table-cell table:style-name="ce17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8" office:value-type="string" calcext:value-type="string">
            <text:p>K-th Element of Two Sorted Arrays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8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reverse-string/" xlink:type="simple">Reverse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7" office:value-type="string" calcext:value-type="string">
            <text:p>Why strings are immutable in Java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9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`</text:p>
          </table:table-cell>
          <table:table-cell table:number-columns-repeated="62"/>
        </table:table-row>
        <table:table-row table:style-name="ro1">
          <table:table-cell table:style-name="ce12"/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Search a Word in a 2D Grid of characters.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AGGRCOW/" xlink:type="simple">Aggressive cow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EKO/" xlink:type="simple">EKOSPOJ: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PRATA/" xlink:type="simple">ROTI-Prata SPOJ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ANARC05B/" xlink:type="simple">DoubleHelix SPOJ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8" office:value-type="string" calcext:value-type="string">
            <text:p><text:a xlink:href="https://www.spoj.com/problems/SUBSUMS/" xlink:type="simple">Subset Sum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25" office:value-type="string" calcext:value-type="string">
            <text:p>Can we reverse a linked list in less than O(n) 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27" office:value-type="string" calcext:value-type="string">
            <text:p>Why Quicksort is preferred for. Arrays and Merge Sort for LinkedLists 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8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8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8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8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8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8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8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8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8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9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DIEHARD/" xlink:type="simple">DIEHARD -DIE HAR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GCJ101BB/" xlink:type="simple">Picking Up Chick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CHOCOLA/" xlink:type="simple">CHOCOLA –Chocolat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8" office:value-type="string" calcext:value-type="string">
            <text:p><text:a xlink:href="https://www.geeksforgeeks.org/tug-of-war/" xlink:type="simple">Tug of Wa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8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8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8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9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9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flood-fill/" xlink:type="simple">flood fill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clone-graph/" xlink:type="simple">Clone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word-ladder/" xlink:type="simple">word Ladder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8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29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8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104809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1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month/>
      <number:text>/</number:text>
      <number:day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20:05:43.481142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10-14T11:36:56</meta:creation-date>
    <dc:date>2021-05-03T20:30:40.893970508</dc:date>
    <meta:generator>LibreOffice/6.4.6.2$Linux_X86_64 LibreOffice_project/40$Build-2</meta:generator>
    <meta:editing-duration>P5DT11H15M14S</meta:editing-duration>
    <meta:editing-cycles>34</meta:editing-cycles>
    <meta:document-statistic meta:table-count="1" meta:cell-count="135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